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Scil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SCILLA MARITIM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MEMBRANES</text:span></text:p>
          </table:table-cell>
          <table:table-cell table:style-name="Tabelle1.A2" office:value-type="string">
            <text:p text:style-name="SK-MM-L2"><text:span text:style-name="Strong_20_Emphasis">MUCOU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Serou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Kidney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Hear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plee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Early morn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Uncover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Old peopl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Exudations and profuse secretions. </text:p>
      <text:p text:style-name="Primary">Dropsy; with profuse urine. </text:p>
      <text:p text:style-name="Primary">Cardio-urinary effects. </text:p>
      <text:p text:style-name="Primary">Gurglings. </text:p>
      <text:p text:style-name="Primary"/>
      <text:p text:style-name="Secondary">Rubs eyes, sneezes. </text:p>
      <text:p text:style-name="Secondary">Acrid coryza. </text:p>
      <text:p text:style-name="Secondary">Black spots on teeth. </text:p>
      <text:p text:style-name="Secondary">Sweet taste; of food, expectoration, etc. </text:p>
      <text:p text:style-name="Secondary">Stomach pains, &gt; lying on l. </text:p>
      <text:p text:style-name="Secondary">side. </text:p>
      <text:p text:style-name="Secondary">Aching hypochondriæ. </text:p>
      <text:p text:style-name="Secondary">Dark brown, frothy stools. </text:p>
      <text:p text:style-name="Secondary">Sudden urging; passes much urine. </text:p>
      <text:p text:style-name="Secondary">Bloody urine. </text:p>
      <text:p text:style-name="Secondary">Erotic pollutions. </text:p>
      <text:p text:style-name="Secondary"><text:span text:style-name="Strong_20_Emphasis">COUGH; </text:span>stubborn, rattling cough with sneezing, <text:span text:style-name="Emphasis">coryza. </text:span>watery eyes, spurting urine, or heat; ends in gagging; &lt; cold drinks and inspiration. </text:p>
      <text:p text:style-name="Secondary">Easy, heavy expectoration; &lt; morning and evening. </text:p>
      <text:p text:style-name="Secondary">Stitches in chest (l). </text:p>
      <text:p text:style-name="Secondary">Pleurisy. </text:p>
      <text:p text:style-name="Secondary">Broncho-pneumonia. </text:p>
      <text:p text:style-name="Secondary">Heat, with aversion to uncover. </text:p>
      <text:p text:style-name="Secondary">Absence of sweat. </text:p>
      <text:p text:style-name="SK-MM-Remedy-Reference">Complementary: Ant-c. Related: Ars.</text:p>
      <text:p text:style-name="Standard"/>
      <text:p text:style-name="SK-MM-Rem-Short">Scu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SCUTELLARIA LATERIFLOR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Muscles</text:p>
          </table:table-cell>
          <table:table-cell table:style-name="Table1.A2" office:value-type="string">
            <text:p text:style-name="SK-MM-L2">BLOOD-VESSEL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UTERU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BLOO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Nerv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Cor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imb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WARMTH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uring men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Pregnanc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oss of fluid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COVER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Coldbath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Uncover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Rock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Forcible extens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Antidote: Solan-n. Related: Nux-m. Ust.</text:p>
      <text:p text:style-name="Standard"/>
      <text:p text:style-name="SK-MM-Rem-Short">Sec-c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SECALE CORNUT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Muscles</text:p>
          </table:table-cell>
          <table:table-cell table:style-name="Table2.A2" office:value-type="string">
            <text:p text:style-name="SK-MM-L2">BLOOD-VESSEL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UTERU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BLOO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Nerv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Cor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imb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WARMT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uring men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Pregnancy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Loss of fluid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COVER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<text:span text:style-name="Emphasis">Cold</text:span>; <text:span text:style-name="Emphasis">bathing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Uncover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Rock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<text:span text:style-name="Emphasis">Forcible extens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Dusky, scrawny and heamorrhagic. </text:p>
      <text:p text:style-name="Primary"><text:span text:style-name="Emphasis">Numbness, </text:span>insufferable tingling, <text:span text:style-name="Emphasis">crawling, twitching, </text:span>gnawing or cramping; with stiffness; in single parts; starting in face or back; in limbs; in fingertips; after the pains, etc. </text:p>
      <text:p text:style-name="Primary"><text:span text:style-name="Emphasis">Burnings; </text:span>here and there, like fire. </text:p>
      <text:p text:style-name="Primary"><text:span text:style-name="Emphasis">Dark, thin, foul or exhausting discharges. </text:span></text:p>
      <text:p text:style-name="Primary">Decomposition. </text:p>
      <text:p text:style-name="Primary">Petechiæ. </text:p>
      <text:p text:style-name="Primary">Varicoses. </text:p>
      <text:p text:style-name="Primary">Passive bleedings or discharges. </text:p>
      <text:p text:style-name="Primary">Contracted arterioles. </text:p>
      <text:p text:style-name="Primary">Tonic spasm. </text:p>
      <text:p text:style-name="Primary"/>
      <text:p text:style-name="Secondary">Mental weakness after spasms. </text:p>
      <text:p text:style-name="Secondary"><text:span text:style-name="Emphasis">Fear, </text:span>depressed by; <text:span text:style-name="Emphasis">maniacal. </text:span></text:p>
      <text:p text:style-name="Secondary">Sparks before eyes. </text:p>
      <text:p text:style-name="Secondary">Distorted or sunken countenance; blue rings under eyes. </text:p>
      <text:p text:style-name="Secondary">Wild look. </text:p>
      <text:p text:style-name="Secondary"><text:span text:style-name="Emphasis">Thirst; </text:span>craves acids. </text:p>
      <text:p text:style-name="Secondary">Empty retching. </text:p>
      <text:p text:style-name="Secondary">Empty feeling in hypogastrium. </text:p>
      <text:p text:style-name="Secondary"><text:span text:style-name="Emphasis">Wants abdomen uncovered. </text:span></text:p>
      <text:p text:style-name="Secondary">Gushing, painless, watery, olive-green or bloody stools; with collapse. </text:p>
      <text:p text:style-name="Secondary">Bloody urine. </text:p>
      <text:p text:style-name="Secondary">Everything seems loose and open. </text:p>
      <text:p text:style-name="Secondary">Senile enuresis. </text:p>
      <text:p text:style-name="Secondary">Inert uterus, or bearing down with coldness. </text:p>
      <text:p text:style-name="Secondary">Contracted uterus; hour-glass contraction. </text:p>
      <text:p text:style-name="Secondary">Miscarriage. </text:p>
      <text:p text:style-name="Secondary">Green lochia. </text:p>
      <text:p text:style-name="Secondary">Septic placenta. </text:p>
      <text:p text:style-name="Secondary">Metritis. </text:p>
      <text:p text:style-name="Secondary">Gangrene of female organs. </text:p>
      <text:p text:style-name="Secondary">Leucorrhœa; brown, <text:span text:style-name="Emphasis">foul </text:span>continuous. </text:p>
      <text:p text:style-name="Secondary">Pains through chest on pressing spine. </text:p>
      <text:p text:style-name="Secondary">Cold limbs. </text:p>
      <text:p text:style-name="Secondary">Bluish fingers and toes. </text:p>
      <text:p text:style-name="Secondary">Cramps in hands, legs and feet. </text:p>
      <text:p text:style-name="Secondary"><text:span text:style-name="Emphasis">Fingers spread apart; </text:span>bent backward or clenched; look water soaked. </text:p>
      <text:p text:style-name="Secondary">Boils with green pus. </text:p>
      <text:p text:style-name="Secondary">Blood blisters. </text:p>
      <text:p text:style-name="Secondary"><text:span text:style-name="Emphasis">Cold dry, </text:span>wrinkled or bluish skin, &lt; over affected part. </text:p>
      <text:p text:style-name="Secondary">Raynaud's disease. </text:p>
      <text:p text:style-name="Secondary">Foul, indolent ulcers. </text:p>
      <text:p text:style-name="Secondary">Twitching tremor or quiver in skin. </text:p>
      <text:p text:style-name="Secondary"><text:soft-page-break/><text:span text:style-name="Strong_20_Emphasis">EXTERNALLY, ICY COLD, YET BURNING HOT INTERNALLY; OBJECTS TO BEING COVERED, </text:span>&lt; ABDOMEN. </text:p>
      <text:p text:style-name="Secondary">Heat, as of sparks on skin. </text:p>
      <text:p text:style-name="Secondary">Erysipelas. </text:p>
      <text:p text:style-name="Secondary">Cold or foul sweat; destroying shoes. </text:p>
      <text:p text:style-name="SK-MM-Remedy-Reference">Antidote: Solan-n. Related: Nux-m. Ust.</text:p>
      <text:p text:style-name="Standard"/>
      <text:p text:style-name="SK-MM-Rem-Short">Sel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SELENIUM METALLIC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Nerves</text:p>
          </table:table-cell>
          <table:table-cell table:style-name="Table3.A2" office:value-type="string">
            <text:p text:style-name="SK-MM-L2">GENITO-URINARY ORGANS</text:p>
          </table:table-cell>
          <table:table-cell table:style-name="Table3.A2" office:value-type="string">
            <text:p text:style-name="SK-MM-L3"><text:span text:style-name="Strong_20_Emphasis">L</text:span></text:p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LARYNX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iv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Debilitating causes</text:p>
          </table:table-cell>
          <table:table-cell table:style-name="Table3.A2" office:value-type="string">
            <text:p text:style-name="SK-MM-L2">Hot day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exual excesse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Loss of sleep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Sing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Draft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After sleep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ea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Lemona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After sunse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Inhaling cool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Easily debilitated; </text:span>by heat of sun; a little mental or physical exertion makes him sleepy. </text:p>
      <text:p text:style-name="Primary">Senility. </text:p>
      <text:p text:style-name="Primary"><text:span text:style-name="Emphasis">Emaciation; </text:span>of single parts, face, hands, etc. </text:p>
      <text:p text:style-name="Primary">Cramp, then stiffness. </text:p>
      <text:p text:style-name="Primary">Bitings. </text:p>
      <text:p text:style-name="Primary"/>
      <text:p text:style-name="Secondary">Loquacity. </text:p>
      <text:p text:style-name="Secondary">Sadness. </text:p>
      <text:p text:style-name="Secondary">Frets when awake and dreams of it as he falls asleep. </text:p>
      <text:p text:style-name="Secondary">Nervous headaches. </text:p>
      <text:p text:style-name="Secondary">Scalp feels gathered together. </text:p>
      <text:p text:style-name="Secondary">Falling hair, &lt; eyebrows; don't want hair touched. </text:p>
      <text:p text:style-name="Secondary">Ache over l. </text:p>
      <text:p text:style-name="Secondary">eyeb &lt; tea. </text:p>
      <text:p text:style-name="Secondary">Coryza, ending in diarrhœa. </text:p>
      <text:p text:style-name="Secondary">Thirstless. </text:p>
      <text:p text:style-name="Secondary">Craves stimulants, tea. etc. </text:p>
      <text:p text:style-name="Secondary"><text:soft-page-break/>Sharp stitches in or rash over liver. </text:p>
      <text:p text:style-name="Secondary">Abdominal pulsation; hinders sleep. </text:p>
      <text:p text:style-name="Secondary">Very large stools. </text:p>
      <text:p text:style-name="Secondary">Coarse sand in urine. </text:p>
      <text:p text:style-name="Secondary"><text:span text:style-name="Emphasis">Lascivious, </text:span>but impotent. </text:p>
      <text:p text:style-name="Secondary">Urine and semen dribble. </text:p>
      <text:p text:style-name="Secondary">Easy loss of semen; at stool, etc. </text:p>
      <text:p text:style-name="Secondary">Watery semen. </text:p>
      <text:p text:style-name="Secondary">Chronic gleet. </text:p>
      <text:p text:style-name="Secondary"><text:span text:style-name="Strong_20_Emphasis">VOICE HOARSE, </text:span>as soon as he sings; affected by every cold; rattles. </text:p>
      <text:p text:style-name="Secondary">Nodes in vocal cords. </text:p>
      <text:p text:style-name="Secondary">Hawks up clear mucus. </text:p>
      <text:p text:style-name="Secondary">Sudden sciatic pains (l), leave soreness behind. </text:p>
      <text:p text:style-name="Secondary">Oily skin; itches in folds or about ankles. </text:p>
      <text:p text:style-name="Secondary">Skin remains moist after scratching. </text:p>
      <text:p text:style-name="Secondary">Burning spots. </text:p>
      <text:p text:style-name="Secondary">Acne. </text:p>
      <text:p text:style-name="Secondary">Imagines drafts of air. </text:p>
      <text:p text:style-name="Secondary"><text:span text:style-name="Emphasis">Sweat, </text:span>profuse, yellow; <text:span text:style-name="Emphasis">leaves a salty deposit, </text:span>stiffens the linen or makes the hair stiff and wiry; &lt; genitals. </text:p>
      <text:p text:style-name="SK-MM-Remedy-Reference">Related: Nat-m. Sul.</text:p>
      <text:p text:style-name="Standard"/>
      <text:p text:style-name="SK-MM-Rem-Short">Sene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SENECIO AUREU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Strong_20_Emphasis">FEMALE</text:span></text:p>
          </table:table-cell>
          <table:table-cell table:style-name="Table4.A2" office:value-type="string">
            <text:p text:style-name="SK-MM-L2">GENITO-URINARY ORGAN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Bladde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MUCOUS GLAND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Nos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ung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umbar spin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Pubert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exual excitemen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Dampnes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old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Open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Menstrua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Lack of reaction in genito-urinary sphere. </text:p>
      <text:p text:style-name="Primary">Passive congestion, with irritation, profuse catarrhs, debilitating or vicarious discharges. </text:p>
      <text:p text:style-name="Primary">Muscles draw into knots. </text:p>
      <text:p text:style-name="Primary">Tightness, in nose, throat, etc. </text:p>
      <text:p text:style-name="Primary">Globus. </text:p>
      <text:p text:style-name="Primary"><text:soft-page-break/></text:p>
      <text:p text:style-name="Secondary"><text:span text:style-name="Emphasis">Nervous, pale, weak, and sleepless women. </text:span></text:p>
      <text:p text:style-name="Secondary">Whining and irritable. </text:p>
      <text:p text:style-name="Secondary">Self-centered. </text:p>
      <text:p text:style-name="Secondary">Elated and sad alternately. </text:p>
      <text:p text:style-name="Secondary">Sharp pain backward over l. </text:p>
      <text:p text:style-name="Secondary">eye. </text:p>
      <text:p text:style-name="Secondary">Burning in nostrils. </text:p>
      <text:p text:style-name="Secondary"><text:span text:style-name="Emphasis">Sneezing. </text:span></text:p>
      <text:p text:style-name="Secondary">Itching; caused by tears; in Eustachian tube. </text:p>
      <text:p text:style-name="Secondary">Twitching about mouth. </text:p>
      <text:p text:style-name="Secondary">Averse to sweets. </text:p>
      <text:p text:style-name="Secondary">Nausea or vomiting of renal origin. </text:p>
      <text:p text:style-name="Secondary">Uræmia. </text:p>
      <text:p text:style-name="Secondary">Griping at navel. </text:p>
      <text:p text:style-name="Secondary">Bloody stool or urine. </text:p>
      <text:p text:style-name="Secondary">Heat in neck of bladder; with renal pain. </text:p>
      <text:p text:style-name="Secondary"><text:span text:style-name="Emphasis">Dysuria; </text:span>with dysmenorrhœa. </text:p>
      <text:p text:style-name="Secondary">Pains from ovaries into breasts. </text:p>
      <text:p text:style-name="Secondary">Functional amenorrhœa. </text:p>
      <text:p text:style-name="Secondary">Sexual irritations; excite discharges. </text:p>
      <text:p text:style-name="Secondary">Thick, yellow leucorrhœa; flows down thighs. </text:p>
      <text:p text:style-name="Secondary">Feels as if menses would come. </text:p>
      <text:p text:style-name="Secondary">Cough; tickling; with blood-streaked sputum; &gt; menstruation. </text:p>
      <text:p text:style-name="Secondary">Burning in l. </text:p>
      <text:p text:style-name="Secondary">nipple. </text:p>
      <text:p text:style-name="Secondary">Lumbar backache, as if to break; &lt; amenorrhœa, renal disease, etc. </text:p>
      <text:p text:style-name="Secondary">Periodical, wandering rheumatism. </text:p>
      <text:p text:style-name="Secondary">Many dreams; erotic. </text:p>
      <text:p text:style-name="Secondary">Feet cold in bed. </text:p>
      <text:p text:style-name="Secondary">Brittle nails. </text:p>
      <text:p text:style-name="Secondary">Hay fever, with anorexia. </text:p>
      <text:p text:style-name="Secondary">Sleepless with amenia. </text:p>
      <text:p text:style-name="SK-MM-Remedy-Reference">Related: Caus. Hep.</text:p>
      <text:p text:style-name="Standard"/>
      <text:p text:style-name="SK-MM-Rem-Short">Seng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SENEG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MUCOUS and serous membranes</text:p>
          </table:table-cell>
          <table:table-cell table:style-name="Table5.A2" office:value-type="string">
            <text:p text:style-name="SK-MM-L2"><text:span text:style-name="Strong_20_Emphasis">CHEST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Eye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Nose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Bladde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Muscl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Lef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Air</text:p>
          </table:table-cell>
          <table:table-cell table:style-name="Table5.A2" office:value-type="string">
            <text:p text:style-name="SK-MM-L2">Ope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Wind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Inhaling cold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Res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Touch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Looking fixedl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Motionin 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Bending head back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ub-acute, catarrhal or paretic states; </text:span>of old people or fat, chubby children. </text:p>
      <text:p text:style-name="Primary">Lax tissues. </text:p>
      <text:p text:style-name="Primary">Profuse, albuminous secretions. </text:p>
      <text:p text:style-name="Primary">Burning in air-passages. </text:p>
      <text:p text:style-name="Primary"/>
      <text:p text:style-name="Secondary">Headache, into eyes, &gt; cool air. </text:p>
      <text:p text:style-name="Secondary">Eye-balls feel distended. </text:p>
      <text:p text:style-name="Secondary">Bends head backward for &gt; diplopia, ptosis, etc. </text:p>
      <text:p text:style-name="Secondary">Eye-balls feel like balls of ice. </text:p>
      <text:p text:style-name="Secondary"><text:span text:style-name="Emphasis">Sneezes, </text:span>until dizzy. </text:p>
      <text:p text:style-name="Secondary">Coppery taste. </text:p>
      <text:p text:style-name="Secondary"><text:span text:style-name="Emphasis">Dry scraping in mouth, throat and chest; </text:span>&lt; talking. </text:p>
      <text:p text:style-name="Secondary">Nausea. </text:p>
      <text:p text:style-name="Secondary">Shreddy urine. </text:p>
      <text:p text:style-name="Secondary">Hoarse, unsteady voice; &lt; sexual losses. </text:p>
      <text:p text:style-name="Secondary">Wheezing. </text:p>
      <text:p text:style-name="Secondary">Emphysema. </text:p>
      <text:p text:style-name="Secondary">Cough, incessant; strangling, choking ends in sneezing; &lt; lying on right side or evening. </text:p>
      <text:p text:style-name="Secondary"><text:span text:style-name="Emphasis">Loose rattle in chest, but the profuse, clear expectoration is tough and slips back. </text:span></text:p>
      <text:p text:style-name="Secondary">Blood-tinged or albuminous expectoration. </text:p>
      <text:p text:style-name="Secondary">Chest sore (in spots), as if bruised; shifting pains on stooping. </text:p>
      <text:p text:style-name="Secondary">As of a crushing weight on or weakness starting from chest. </text:p>
      <text:p text:style-name="Secondary">Pleuro-pneumonia. </text:p>
      <text:p text:style-name="SK-MM-Remedy-Reference">Related: Caus. Hep.</text:p>
      <text:p text:style-name="Standard"/>
      <text:p text:style-name="SK-MM-Rem-Short">Se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SEPIA OFFICINALI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Venous circulation</text:p>
          </table:table-cell>
          <table:table-cell table:style-name="Table6.A2" office:value-type="string">
            <text:p text:style-name="SK-MM-L2">Digestive trac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Portal system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FEMALE PELVIC ORGAN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Ski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COLD</text:span></text:p>
          </table:table-cell>
          <table:table-cell table:style-name="Table6.A2" office:value-type="string">
            <text:p text:style-name="SK-MM-L2"><text:span text:style-name="Strong_20_Emphasis">AIR</text:span>North win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We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now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exual excess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Before mens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Pregnancy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bor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Morning and even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fter first slee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<text:span text:style-name="Strong_20_Emphasis">VIOLENT MO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<text:span text:style-name="Emphasis">Warmt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Cold drink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Draggy, </text:span>relaxed females -lithæmic, <text:span text:style-name="Emphasis">plethoric, </text:span>- subject to prolapses or easy dislocations. </text:p>
      <text:p text:style-name="Primary">Uterine reflexes. </text:p>
      <text:p text:style-name="Primary">Symptoms settle in back; shoot up, &lt; rectum, vagina, etc.; backward, head (l), ileo-cæcal region, ovary, etc.; or cause shuddering. </text:p>
      <text:p text:style-name="Primary">AS OF A LUMP or a rolling over internally. </text:p>
      <text:p text:style-name="Primary"><text:span text:style-name="Emphasis">Weak, empty, </text:span>hollow feeling; in epigastrium, chest, muscles, lumbar back, hips, knees, etc.; or fulness. </text:p>
      <text:p text:style-name="Primary">Milky discharges. </text:p>
      <text:p text:style-name="Primary">Bleedings. </text:p>
      <text:p text:style-name="Primary"/>
      <text:p text:style-name="Secondary">Angry, sensitive and irritable and miserable. </text:p>
      <text:p text:style-name="Secondary">Sensitive to pain. </text:p>
      <text:p text:style-name="Secondary">Anxious fear; over trifles. </text:p>
      <text:p text:style-name="Secondary">Averse, to one's own; to sympathy; <text:span text:style-name="Emphasis">to company; </text:span>yet dreads solitude. </text:p>
      <text:p text:style-name="Secondary">Stifled affections. </text:p>
      <text:p text:style-name="Secondary"><text:span text:style-name="Emphasis">Poor memory. </text:span></text:p>
      <text:p text:style-name="Secondary">Sad irritability, alternating with indifference or sulkiness. </text:p>
      <text:p text:style-name="Secondary">Sexually minded. </text:p>
      <text:p text:style-name="Secondary">Sad over her health and domestic affairs. </text:p>
      <text:p text:style-name="Secondary"><text:span text:style-name="Emphasis">Indifference. </text:span></text:p>
      <text:p text:style-name="Secondary"><text:span text:style-name="Emphasis">Stupid, </text:span>wants to go away. </text:p>
      <text:p text:style-name="Secondary"><text:span text:style-name="Emphasis">Headache; </text:span>over l. </text:p>
      <text:p text:style-name="Secondary"><text:span text:style-name="Emphasis">eye; </text:span>alternate sides of occiput; &lt; lying on it; heavy on vertex; shootings; bursting. </text:p>
      <text:p text:style-name="Secondary">Hemicrania. </text:p>
      <text:p text:style-name="Secondary">Jerks head back and forth. </text:p>
      <text:p text:style-name="Secondary">Drooping eyelids. </text:p>
      <text:p text:style-name="Secondary">Red, itching tarsi. </text:p>
      <text:p text:style-name="Secondary">Falling out feeling in eyes. </text:p>
      <text:p text:style-name="Secondary"><text:soft-page-break/>Sees motes, flashes, zigzags, photopsies; then collapse. </text:p>
      <text:p text:style-name="Secondary"><text:span text:style-name="Emphasis">Odors are repulsive. </text:span></text:p>
      <text:p text:style-name="Secondary"><text:span text:style-name="Strong_20_Emphasis">NOSE; </text:span>BROWN STRIPE ACROSS (Menis.); pressive pain at root; foul plugs or green crusts from. </text:p>
      <text:p text:style-name="Secondary">Dark circles under eyes. </text:p>
      <text:p text:style-name="Secondary">Changing of color of face. </text:p>
      <text:p text:style-name="Secondary">Chloasma. </text:p>
      <text:p text:style-name="Secondary">Numb malar bones. </text:p>
      <text:p text:style-name="Secondary">Swollen, cracked lower lip. </text:p>
      <text:p text:style-name="Secondary">Mouth feels burnt. </text:p>
      <text:p text:style-name="Secondary">Hawks mucus or foul, cheesy grains in A.M. </text:p>
      <text:p text:style-name="Secondary">Taste cheesy, fishy or bitter-sour. </text:p>
      <text:p text:style-name="Secondary">Ascending throat colds. </text:p>
      <text:p text:style-name="Secondary">Eructates tough, foamy mucus. </text:p>
      <text:p text:style-name="Secondary">Nausea at tought or smell of food; in A.M. </text:p>
      <text:p text:style-name="Secondary"><text:span text:style-name="Emphasis">Vomits; </text:span>solids only; milky. </text:p>
      <text:p text:style-name="Secondary">Gnawing hunger. </text:p>
      <text:p text:style-name="Secondary">Craves acids. </text:p>
      <text:p text:style-name="Secondary"><text:span text:style-name="Strong_20_Emphasis">FAINT SINKING AT EPIGASTRIUM, </text:span>not &gt; eating, or a lump in. </text:p>
      <text:p text:style-name="Secondary">Griping in gall-bladder, &lt; stooping. </text:p>
      <text:p text:style-name="Secondary">Falling out or heavy bearing down feeling in hypogastrium; holds it or crosses legs. </text:p>
      <text:p text:style-name="Secondary">Pot belly. </text:p>
      <text:p text:style-name="Secondary">Stool, then gelatinous mucus. </text:p>
      <text:p text:style-name="Secondary"><text:span text:style-name="Emphasis">Diarrhœa, </text:span>from boiled milk. </text:p>
      <text:p text:style-name="Secondary">Rectum constricted and powerless; no urging for days. </text:p>
      <text:p text:style-name="Secondary">Obstipation. </text:p>
      <text:p text:style-name="Secondary"><text:span text:style-name="Emphasis">As of a ball in anus. </text:span></text:p>
      <text:p text:style-name="Secondary">Piles, prolapsing; sticking; of pregnancy. </text:p>
      <text:p text:style-name="Secondary">Oozing from anus. </text:p>
      <text:p text:style-name="Secondary">Slow urination; cutting before. </text:p>
      <text:p text:style-name="Secondary">Enuresis, during first sleep; &lt; coughing, sneezing, etc. </text:p>
      <text:p text:style-name="Secondary"><text:span text:style-name="Strong_20_Emphasis">THICK, FOUL URINE; ADHERENT, RED, SANDY SEDIMENT, </text:span>or white, gritty. </text:p>
      <text:p text:style-name="Secondary">Menses absent; at puberty; after weaning, etc. </text:p>
      <text:p text:style-name="Secondary">Grasping, burning or sticking in uterus (os). </text:p>
      <text:p text:style-name="Secondary">Sub-involution. </text:p>
      <text:p text:style-name="Secondary"><text:span text:style-name="Strong_20_Emphasis">WEAK, DRAGGING OR BEARING DOWN FEELING; </text:span>must sit close or hold parts. </text:p>
      <text:p text:style-name="Secondary">Tends to abort. </text:p>
      <text:p text:style-name="Secondary">Labia swelled; abscessed. </text:p>
      <text:p text:style-name="Secondary">Leucorrhœa; in large lumps; foul gonorrhœal. </text:p>
      <text:p text:style-name="Secondary">Stomach cough; &lt; rapid change of temperature; with foul sputum. </text:p>
      <text:p text:style-name="Secondary"><text:span text:style-name="Emphasis">Circulation, irregular; </text:span>seems to stagnate. </text:p>
      <text:p text:style-name="Secondary">Palpitation; visible; ascends to occiput. </text:p>
      <text:p text:style-name="Secondary">General pulsation. </text:p>
      <text:p text:style-name="Secondary">Ebullitions at night. </text:p>
      <text:p text:style-name="Secondary">Overful blood-vessels. </text:p>
      <text:p text:style-name="Secondary">Collar feels tight. </text:p>
      <text:p text:style-name="Secondary"><text:span text:style-name="Emphasis">Aching; </text:span>inter-scapular; LUMBAR-paralytic-wants it pressed. </text:p>
      <text:p text:style-name="Secondary">Purple hands. </text:p>
      <text:p text:style-name="Secondary">Cold knees or heels. </text:p>
      <text:p text:style-name="Secondary">Skin blotched; raw, rough, hard or cracked, &lt; flexures. </text:p>
      <text:p text:style-name="Secondary">Herpes. </text:p>
      <text:p text:style-name="Secondary">Ringworm. </text:p>
      <text:p text:style-name="Secondary"><text:soft-page-break/>Itching vesicules. </text:p>
      <text:p text:style-name="Secondary">Boils in axillæ. </text:p>
      <text:p text:style-name="Secondary">Thick crust on elbows. </text:p>
      <text:p text:style-name="Secondary">Ulcers, on small joints. </text:p>
      <text:p text:style-name="Secondary">Epithelioma of eyelids, lips, etc. </text:p>
      <text:p text:style-name="Secondary"><text:span text:style-name="Emphasis">Skin </text:span>wine colored. </text:p>
      <text:p text:style-name="Secondary">Spots on the skin. </text:p>
      <text:p text:style-name="Secondary">Loud talking in sleep. </text:p>
      <text:p text:style-name="Secondary">Dreams if lies on l. </text:p>
      <text:p text:style-name="Secondary">sides </text:p>
      <text:p text:style-name="Secondary">Easily chilled. </text:p>
      <text:p text:style-name="Secondary">Chilly, with air-hunger. </text:p>
      <text:p text:style-name="Secondary"><text:span text:style-name="Emphasis">Cold in spots; on vertex; between scapulæ; feet, in bed. </text:span></text:p>
      <text:p text:style-name="Secondary">Sudden weakness; then anxious, hot flushes. </text:p>
      <text:p text:style-name="Secondary">Hot hands, with cold feet or vice versa. </text:p>
      <text:p text:style-name="Secondary"><text:span text:style-name="Emphasis">Sweat, easy </text:span>with orgasms; on genitals, axillæ or back. </text:p>
      <text:p text:style-name="Secondary">Irregular fevers. </text:p>
      <text:p text:style-name="SK-MM-Remedy-Reference">Complementary: Nat-m. Pho. Related: Caus. Gel. Lil-t. Nat-m. Pul.</text:p>
      <text:p text:style-name="Standard"/>
      <text:p text:style-name="SK-MM-Rem-Short">Sil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SILIC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NUTRI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Childre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Tissues</text:p>
          </table:table-cell>
          <table:table-cell table:style-name="Table7.A2" office:value-type="string">
            <text:p text:style-name="SK-MM-L2"><text:span text:style-name="Emphasis">Elastic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Cellula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NERV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GLAND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Tubes</text:p>
          </table:table-cell>
          <table:table-cell table:style-name="Table7.A2" office:value-type="string">
            <text:p text:style-name="SK-MM-L2">Eustachian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Tear ductsetc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Fistulæ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Bon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artilag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cous membra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Ski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COLD CHANGES</text:span></text:p>
          </table:table-cell>
          <table:table-cell table:style-name="Table7.A2" office:value-type="string">
            <text:p text:style-name="SK-MM-L2"><text:span text:style-name="Strong_20_Emphasis">AIR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DRAFT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Damp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Uncovering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Bathing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Checked sweat&lt; fee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ensitive to</text:p>
          </table:table-cell>
          <table:table-cell table:style-name="Table7.A2" office:value-type="string">
            <text:p text:style-name="SK-MM-L2">Nervous excitemen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Ligh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Nois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Jarring spin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hange of mo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ental 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Alcohol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Strong_20_Emphasis">WARM</text:span></text:p>
          </table:table-cell>
          <table:table-cell table:style-name="Table7.A2" office:value-type="string">
            <text:p text:style-name="SK-MM-L2"><text:span text:style-name="Strong_20_Emphasis">WRAPS</text:span>to hea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Becoming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Profuse urina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Cachectic or senile patients. </text:p>
      <text:p text:style-name="Primary">Large head, with wasted body. </text:p>
      <text:p text:style-name="Primary">Fair, clear complexion. </text:p>
      <text:p text:style-name="Primary"><text:span text:style-name="Strong_20_Emphasis">KEENLY SENSITIVE; </text:span><text:span text:style-name="Emphasis">to noise, pain or cold; </text:span>hugs the stove. </text:p>
      <text:p text:style-name="Primary"><text:span text:style-name="Emphasis">Violent sticking pains; </text:span>localized; in ears, throat, ulcers, etc. </text:p>
      <text:p text:style-name="Primary">Exaggerated reflexes. </text:p>
      <text:p text:style-name="Primary">Contracted sphincters. </text:p>
      <text:p text:style-name="Primary">Spasms. </text:p>
      <text:p text:style-name="Primary">Tendency to easy exhaustion, abnormal sweats and suppuration. </text:p>
      <text:p text:style-name="Primary">Cerebral softening (Phos.). </text:p>
      <text:p text:style-name="Primary"><text:span text:style-name="Emphasis">Slow, incomplete processes, then induration. </text:span></text:p>
      <text:p text:style-name="Primary"><text:span text:style-name="Strong_20_Emphasis">EVERY HURT FESTERS; </text:span>stubborn suppuration; fistulæ; abscess; proud flesh; induration. cicatrices, etc. </text:p>
      <text:p text:style-name="Primary">Torpid cellular tissue. </text:p>
      <text:p text:style-name="Primary">Mal-nutrition. </text:p>
      <text:p text:style-name="Primary">Arrested development. </text:p>
      <text:p text:style-name="Primary">Late learning to walk. </text:p>
      <text:p text:style-name="Primary">Swelled, diseased glands. </text:p>
      <text:p text:style-name="Primary">Emaciation. </text:p>
      <text:p text:style-name="Primary">Scrophulo-rachitic diathesis. </text:p>
      <text:p text:style-name="Primary">Parts lain on go to sleep. </text:p>
      <text:p text:style-name="Primary">Œdema in A.M. </text:p>
      <text:p text:style-name="Primary">Extrudes foreign bodies. </text:p>
      <text:p text:style-name="Primary"/>
      <text:p text:style-name="Secondary">Mental acuteness, with physical weakness or torpidity. </text:p>
      <text:p text:style-name="Secondary">Fidgety. </text:p>
      <text:p text:style-name="Secondary"><text:span text:style-name="Emphasis">Lacks grit. </text:span></text:p>
      <text:p text:style-name="Secondary">Slouchy gait. </text:p>
      <text:p text:style-name="Secondary">Sullen and stubborn. </text:p>
      <text:p text:style-name="Secondary"><text:span text:style-name="Strong_20_Emphasis">ASCENDING EFFECTS; </text:span>violent vertigo; <text:span text:style-name="Strong_20_Emphasis">OCCIPITAL PAINS, </text:span>etc. &gt; pressure. </text:p>
      <text:p text:style-name="Secondary">Headache, then blindness. </text:p>
      <text:p text:style-name="Secondary"><text:soft-page-break/>Migraine. </text:p>
      <text:p text:style-name="Secondary">Vertex throbs. </text:p>
      <text:p text:style-name="Secondary">Open fontanels, with distended abdomen. </text:p>
      <text:p text:style-name="Secondary">Lumps on scalp. </text:p>
      <text:p text:style-name="Secondary">Inflamed eyes. </text:p>
      <text:p text:style-name="Secondary">Spotted vision. </text:p>
      <text:p text:style-name="Secondary">Cataract. </text:p>
      <text:p text:style-name="Secondary">Deafness; hears again with a snap. </text:p>
      <text:p text:style-name="Secondary">Frothy nasal discharge. </text:p>
      <text:p text:style-name="Secondary">Coryza; with epistaxis. </text:p>
      <text:p text:style-name="Secondary">Waxy pallor. </text:p>
      <text:p text:style-name="Secondary">Enlarged parotids. </text:p>
      <text:p text:style-name="Secondary">As of a hair on tongue, in throat, etc. </text:p>
      <text:p text:style-name="Secondary">Bitter taste in throat. </text:p>
      <text:p text:style-name="Secondary">Abscess at roots of teeth. </text:p>
      <text:p text:style-name="Secondary">Hawks down foul lumps. </text:p>
      <text:p text:style-name="Secondary">Averse to hot food. </text:p>
      <text:p text:style-name="Secondary">Averse to mother's milk; vomits it. </text:p>
      <text:p text:style-name="Secondary"><text:span text:style-name="Emphasis">Big, hard or hot belly; with thin legs. </text:span></text:p>
      <text:p text:style-name="Secondary"><text:span text:style-name="Emphasis">Rectum; </text:span>cutting; cramping; paining into testes; &lt; coition. </text:p>
      <text:p text:style-name="Secondary"><text:span text:style-name="Emphasis">Stools; receding; </text:span>&lt; menses; retained, for fear of pain. </text:p>
      <text:p text:style-name="Secondary">Fissure ani. </text:p>
      <text:p text:style-name="Secondary">Foul urethral discharge. </text:p>
      <text:p text:style-name="Secondary">Itching, moist spots on scrotum. </text:p>
      <text:p text:style-name="Secondary">Hydrocele. </text:p>
      <text:p text:style-name="Secondary">Cutting upward in vagina, &lt; urinating. </text:p>
      <text:p text:style-name="Secondary">Nursing &lt; utering flow. </text:p>
      <text:p text:style-name="Secondary">Biting, gushing leucorrhœa. </text:p>
      <text:p text:style-name="Secondary">Itching vulva. </text:p>
      <text:p text:style-name="Secondary">Retching, shaking, gagging cough; &lt; cold drinks. </text:p>
      <text:p text:style-name="Secondary">Respiration difficult from draft on neck. </text:p>
      <text:p text:style-name="Secondary">Profuse, foul lumpy sputum. </text:p>
      <text:p text:style-name="Secondary">Rattling in chest. </text:p>
      <text:p text:style-name="Secondary">Sore, retracted nipples. </text:p>
      <text:p text:style-name="Secondary">Nodes or fistulæ in mammæ. </text:p>
      <text:p text:style-name="Secondary">Sharp pains in breasts and uterus. </text:p>
      <text:p text:style-name="Secondary">Axillary glands swelled. </text:p>
      <text:p text:style-name="Secondary">Fingertips painful; dry. </text:p>
      <text:p text:style-name="Secondary">Panaris. </text:p>
      <text:p text:style-name="Secondary">Weak ankles. </text:p>
      <text:p text:style-name="Secondary">FOOT-SWEAT; <text:span text:style-name="Strong_20_Emphasis">FOUL; </text:span>itching; <text:span text:style-name="Emphasis">acrid, </text:span>destroying shoes; <text:span text:style-name="Emphasis">suppressed. </text:span></text:p>
      <text:p text:style-name="Secondary">Sore ache in arch of foot. </text:p>
      <text:p text:style-name="Secondary">Distorted, ingrown nails. </text:p>
      <text:p text:style-name="Secondary">Bunions. </text:p>
      <text:p text:style-name="Secondary">Soggy, wilted skin. </text:p>
      <text:p text:style-name="Secondary">Acuminate eruptions. </text:p>
      <text:p text:style-name="Secondary">Carbuncle. </text:p>
      <text:p text:style-name="Secondary">Ulcers; painfully sensitive; foul spongy; on feet, toes; at nails; &gt; heat. </text:p>
      <text:p text:style-name="Secondary">Osteitis. </text:p>
      <text:p text:style-name="Secondary">Somnambulism. </text:p>
      <text:p text:style-name="Secondary">Frightful dreams, wake him on falling to sleep. </text:p>
      <text:p text:style-name="Secondary"><text:span text:style-name="Strong_20_Emphasis">CHILLY; </text:span>&lt; lying in bed, exertion, etc. </text:p>
      <text:p text:style-name="Secondary"><text:soft-page-break/><text:span text:style-name="Emphasis">Coldness of painful part. </text:span></text:p>
      <text:p text:style-name="Secondary"><text:span text:style-name="Emphasis">Icy chills. </text:span></text:p>
      <text:p text:style-name="Secondary">Hectic. </text:p>
      <text:p text:style-name="Secondary"><text:span text:style-name="Strong_20_Emphasis">SWEAT; </text:span><text:span text:style-name="Emphasis">profuse; on upper parts; head, or affected parts; at night; </text:span>foul easy acrid. </text:p>
      <text:p text:style-name="SK-MM-Remedy-Reference">Follows: Calc-c. or Hepar. Complementary: Flu-ac. Pho. Thu. Related: Calc-c. Hep. Kali-p.</text:p>
      <text:p text:style-name="Standard"/>
      <text:p text:style-name="SK-MM-Rem-Short">Solid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SOLIDAGO VIRGA AURE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KIDNEY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Digestive trac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ower limb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oo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Pressur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Profuse urin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Weak; easily takes cold. </text:p>
      <text:p text:style-name="Primary">Hæmorrhage. </text:p>
      <text:p text:style-name="Primary">Kidney disfunctions; chronic nephritis; uræmic asthma. </text:p>
      <text:p text:style-name="Primary"/>
      <text:p text:style-name="Secondary">Bitter taste. </text:p>
      <text:p text:style-name="Secondary">Profuse, involuntary, mucous stools. </text:p>
      <text:p text:style-name="Secondary">Difficult, dark and scanty or clear, stinking urine. </text:p>
      <text:p text:style-name="Secondary"><text:span text:style-name="Strong_20_Emphasis">KIDNEYS, </text:span>sore or tender over; <text:span text:style-name="Emphasis">ache; </text:span>feel distended. </text:p>
      <text:p text:style-name="Secondary">Nephritis; chronic </text:p>
      <text:p text:style-name="Secondary">Cystitis. </text:p>
      <text:p text:style-name="Secondary">Prostatitis. </text:p>
      <text:p text:style-name="Secondary">Lumbar ache; makes her sick all over. </text:p>
      <text:p text:style-name="Secondary"><text:span text:style-name="Emphasis">Petechiæ on lower limbs (Agava); </text:span>with œdema. </text:p>
      <text:p text:style-name="Secondary">Gangrene; diabetic. </text:p>
      <text:p text:style-name="Secondary">Eczema; &lt; suppressed urine. </text:p>
      <text:p text:style-name="SK-MM-Remedy-Reference">Follows: Aco. Complementary: Spo. Related: Cact.</text:p>
      <text:p text:style-name="Standard"/>
      <text:p text:style-name="SK-MM-Rem-Short">Spig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SPIGELIA ANTHELMI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NERVES</text:span></text:p>
          </table:table-cell>
          <table:table-cell table:style-name="Table9.A2" office:value-type="string">
            <text:p text:style-name="SK-MM-L2"><text:span text:style-name="Strong_20_Emphasis">TRIFACIAL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HEAR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Neck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Fibrous tissu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EY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Teeth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LEFT SIDE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TOUCH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MO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Jar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eriodicallywith the su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Tobacco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i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Raising arm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Lying on Rwith head hig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Combined heart and eye symptoms, </text:span>or the latter as an accompaniment. </text:p>
      <text:p text:style-name="Primary"><text:span text:style-name="Strong_20_Emphasis">PAIN; </text:span><text:span text:style-name="Emphasis">in violent attacks; </text:span>radiating from l. </text:p>
      <text:p text:style-name="Primary">occiput to over l. </text:p>
      <text:p text:style-name="Primary"><text:span text:style-name="Emphasis">eye </text:span>&lt; stooping. </text:p>
      <text:p text:style-name="Primary">Neuralgia. </text:p>
      <text:p text:style-name="Primary">Sun pains. </text:p>
      <text:p text:style-name="Primary">Vertigo; <text:span text:style-name="Emphasis">feet feel higher than the head. </text:span></text:p>
      <text:p text:style-name="Primary"><text:span text:style-name="Emphasis">Shudders; </text:span>if touched or bruised. </text:p>
      <text:p text:style-name="Primary"/>
      <text:p text:style-name="Secondary">Stammering. </text:p>
      <text:p text:style-name="Secondary">Fears pointed things. </text:p>
      <text:p text:style-name="Secondary">Left supra-orbital or occipital pain; boring. </text:p>
      <text:p text:style-name="Secondary">EYES: sore, drawing ache; sunken; <text:span text:style-name="Emphasis">feel large; </text:span>red; flowing tears on affected side; squinting; yellow rings about. </text:p>
      <text:p text:style-name="Secondary">Post-nasal dropping. </text:p>
      <text:p text:style-name="Secondary"><text:span text:style-name="Emphasis">Fetor oris. </text:span></text:p>
      <text:p text:style-name="Secondary">Toothache. </text:p>
      <text:p text:style-name="Secondary">Ravenous hunger. </text:p>
      <text:p text:style-name="Secondary">Pains about navel; in children. </text:p>
      <text:p text:style-name="Secondary">Mucus lumps in stools. </text:p>
      <text:p text:style-name="Secondary">Worms. </text:p>
      <text:p text:style-name="Secondary">Dyspnœa, &lt; moving arms. </text:p>
      <text:p text:style-name="Secondary"><text:span text:style-name="Strong_20_Emphasis">HEART; </text:span>violent audible PALPITATION, attending other symptoms; violent sticking, or compressive pains radiating to throat, arm or scapula, &lt; least motion; or bending double; soreness; purring; crackling. </text:p>
      <text:p text:style-name="Secondary">Cardiac angina, etc. </text:p>
      <text:p text:style-name="Secondary">Neck stiff; pains into l. </text:p>
      <text:p text:style-name="Secondary">temple or from l. </text:p>
      <text:p text:style-name="Secondary">shoulder into neck. </text:p>
      <text:p text:style-name="Secondary">Cutting about l. </text:p>
      <text:p text:style-name="Secondary">scapula, </text:p>
      <text:p text:style-name="Secondary">Numb l. </text:p>
      <text:p text:style-name="Secondary">arms </text:p>
      <text:p text:style-name="Secondary"><text:soft-page-break/>Weak, tremulous or irregular pulse. </text:p>
      <text:p text:style-name="Secondary">Pulsation in patellæ. </text:p>
      <text:p text:style-name="SK-MM-Remedy-Reference">Follows: Aco. Complementary: Spo. Related: Cact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5" meta:paragraph-count="660" meta:word-count="2170" meta:character-count="14623"/>
    <dc:date>2012-09-06T00:44:06.24</dc:date>
    <meta:editing-duration>PT2M33S</meta:editing-duration>
    <meta:editing-cycles>1</meta:editing-cycles>
  </office:meta>
</office:document-meta>
</file>